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дубай</text:p>
          </table:table-cell>
          <table:table-cell office:value-type="float" office:value="84154" table:style-name="ce2">
            <text:p>84 154</text:p>
          </table:table-cell>
          <table:table-cell office:value-type="float" office:value="3312" table:style-name="ce2">
            <text:p>3 3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египет</text:p>
          </table:table-cell>
          <table:table-cell office:value-type="float" office:value="370062" table:style-name="ce2">
            <text:p>370 062</text:p>
          </table:table-cell>
          <table:table-cell office:value-type="float" office:value="4779" table:style-name="ce2">
            <text:p>4 77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ариж</text:p>
          </table:table-cell>
          <table:table-cell office:value-type="float" office:value="102079" table:style-name="ce2">
            <text:p>102 079</text:p>
          </table:table-cell>
          <table:table-cell office:value-type="float" office:value="2266" table:style-name="ce2">
            <text:p>2 26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турция</text:p>
          </table:table-cell>
          <table:table-cell office:value-type="float" office:value="684135" table:style-name="ce2">
            <text:p>684 135</text:p>
          </table:table-cell>
          <table:table-cell office:value-type="float" office:value="6153" table:style-name="ce2">
            <text:p>6 15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куба</text:p>
          </table:table-cell>
          <table:table-cell office:value-type="string" table:style-name="ce4">
            <text:p>278 908</text:p>
          </table:table-cell>
          <table:table-cell office:value-type="string" table:style-name="ce5">
            <text:p> 4 754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Пользователь</dc:creator>
    <dc:date>2021-10-24T15:22:38Z</dc:date>
    <meta:editing-cycles>1</meta:editing-cycles>
    <meta:editing-duration>PT268S</meta:editing-duration>
  </office:meta>
</office:document-meta>
</file>